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57fd"/>
    </style:style>
    <style:style style:name="P2" style:family="paragraph" style:parent-style-name="Text_20_body">
      <style:text-properties officeooo:paragraph-rsid="0009e9cf"/>
    </style:style>
    <style:style style:name="P3" style:family="paragraph" style:parent-style-name="Text_20_body">
      <style:text-properties officeooo:rsid="000b9265" officeooo:paragraph-rsid="000b9265"/>
    </style:style>
    <style:style style:name="P4" style:family="paragraph" style:parent-style-name="Text_20_body">
      <style:text-properties fo:font-weight="normal" officeooo:paragraph-rsid="000d7fa1" style:font-weight-asian="normal" style:font-weight-complex="normal"/>
    </style:style>
    <style:style style:name="P5" style:family="paragraph" style:parent-style-name="Text_20_body">
      <style:text-properties fo:font-weight="normal" officeooo:rsid="000f5e52" officeooo:paragraph-rsid="000f5e52" style:font-weight-asian="normal" style:font-weight-complex="normal"/>
    </style:style>
    <style:style style:name="P6" style:family="paragraph" style:parent-style-name="Text_20_body">
      <style:text-properties fo:font-weight="normal" officeooo:rsid="00141dab" officeooo:paragraph-rsid="00141dab" style:font-weight-asian="normal" style:font-weight-complex="normal"/>
    </style:style>
    <style:style style:name="P7" style:family="paragraph" style:parent-style-name="Text_20_body">
      <style:text-properties fo:font-weight="normal" officeooo:rsid="00141dab" officeooo:paragraph-rsid="0017dd82" style:font-weight-asian="normal" style:font-weight-complex="normal"/>
    </style:style>
    <style:style style:name="P8" style:family="paragraph" style:parent-style-name="Text_20_body">
      <style:text-properties fo:font-weight="normal" officeooo:rsid="0017dd82" officeooo:paragraph-rsid="0017dd82" style:font-weight-asian="normal" style:font-weight-complex="normal"/>
    </style:style>
    <style:style style:name="P9" style:family="paragraph" style:parent-style-name="Text_20_body">
      <style:text-properties fo:font-weight="normal" officeooo:rsid="0017e668" officeooo:paragraph-rsid="0017e668" style:font-weight-asian="normal" style:font-weight-complex="normal"/>
    </style:style>
    <style:style style:name="P10" style:family="paragraph" style:parent-style-name="Text_20_body">
      <style:text-properties fo:font-weight="normal" officeooo:rsid="0017e668" officeooo:paragraph-rsid="00194ad8" style:font-weight-asian="normal" style:font-weight-complex="normal"/>
    </style:style>
    <style:style style:name="P11" style:family="paragraph" style:parent-style-name="Text_20_body">
      <style:text-properties fo:font-weight="normal" officeooo:rsid="00194ad8" officeooo:paragraph-rsid="00194ad8" style:font-weight-asian="normal" style:font-weight-complex="normal"/>
    </style:style>
    <style:style style:name="P12" style:family="paragraph" style:parent-style-name="Text_20_body">
      <style:text-properties fo:font-weight="normal" officeooo:rsid="001a3899" officeooo:paragraph-rsid="001a3899" style:font-weight-asian="normal" style:font-weight-complex="normal"/>
    </style:style>
    <style:style style:name="P13" style:family="paragraph" style:parent-style-name="Text_20_body">
      <style:text-properties fo:font-weight="normal" officeooo:rsid="001a3899" officeooo:paragraph-rsid="002a0040" style:font-weight-asian="normal" style:font-weight-complex="normal"/>
    </style:style>
    <style:style style:name="P14" style:family="paragraph" style:parent-style-name="Text_20_body">
      <style:text-properties fo:font-weight="normal" officeooo:rsid="001dcf87" officeooo:paragraph-rsid="001df90d" style:font-weight-asian="normal" style:font-weight-complex="normal"/>
    </style:style>
    <style:style style:name="P15" style:family="paragraph" style:parent-style-name="Text_20_body">
      <style:text-properties fo:font-weight="normal" officeooo:paragraph-rsid="0022cf94" style:font-weight-asian="normal" style:font-weight-complex="normal"/>
    </style:style>
    <style:style style:name="P16" style:family="paragraph" style:parent-style-name="Text_20_body">
      <style:text-properties fo:font-variant="normal" fo:text-transform="none" fo:color="#202122" style:font-name="Liberation Serif" fo:font-size="12pt" fo:letter-spacing="normal" fo:font-style="normal" fo:font-weight="normal" officeooo:rsid="001e8003" officeooo:paragraph-rsid="001e8003" style:font-weight-asian="normal" style:font-weight-complex="normal"/>
    </style:style>
    <style:style style:name="P17" style:family="paragraph" style:parent-style-name="Text_20_body">
      <style:text-properties fo:font-variant="normal" fo:text-transform="none" fo:color="#202122" style:font-name="Liberation Serif" fo:font-size="12pt" fo:letter-spacing="normal" fo:font-style="normal" fo:font-weight="normal" officeooo:rsid="00206db0" officeooo:paragraph-rsid="00206db0" style:font-weight-asian="normal" style:font-weight-complex="normal"/>
    </style:style>
    <style:style style:name="T1" style:family="text">
      <style:text-properties officeooo:rsid="00afd254"/>
    </style:style>
    <style:style style:name="T2" style:family="text">
      <style:text-properties officeooo:rsid="00b1bd6d"/>
    </style:style>
    <style:style style:name="T3" style:family="text">
      <style:text-properties officeooo:rsid="0009e9cf"/>
    </style:style>
    <style:style style:name="T4" style:family="text">
      <style:text-properties officeooo:rsid="00b46311"/>
    </style:style>
    <style:style style:name="T5" style:family="text">
      <style:text-properties fo:color="#ce181e"/>
    </style:style>
    <style:style style:name="T6" style:family="text">
      <style:text-properties fo:color="#ce181e" officeooo:rsid="00226084"/>
    </style:style>
    <style:style style:name="T7" style:family="text">
      <style:text-properties officeooo:rsid="00b55ba4"/>
    </style:style>
    <style:style style:name="T8" style:family="text">
      <style:text-properties officeooo:rsid="00113dfe"/>
    </style:style>
    <style:style style:name="T9" style:family="text">
      <style:text-properties officeooo:rsid="001575fd"/>
    </style:style>
    <style:style style:name="T10" style:family="text">
      <style:text-properties fo:font-weight="normal" officeooo:rsid="0017e668" style:font-weight-asian="normal" style:font-weight-complex="normal"/>
    </style:style>
    <style:style style:name="T11" style:family="text">
      <style:text-properties officeooo:rsid="001a3899"/>
    </style:style>
    <style:style style:name="T12" style:family="text">
      <style:text-properties officeooo:rsid="001bdde7"/>
    </style:style>
    <style:style style:name="T13" style:family="text">
      <style:text-properties officeooo:rsid="001df90d"/>
    </style:style>
    <style:style style:name="T14" style:family="text">
      <style:text-properties style:font-size-asian="12pt" style:font-size-complex="12pt"/>
    </style:style>
    <style:style style:name="T15" style:family="text">
      <style:text-properties officeooo:rsid="00206db0" style:font-size-asian="12pt" style:font-size-complex="12pt"/>
    </style:style>
    <style:style style:name="T16" style:family="text">
      <style:text-properties officeooo:rsid="002364e4" style:font-size-asian="12pt" style:font-size-complex="12pt"/>
    </style:style>
    <style:style style:name="T17" style:family="text">
      <style:text-properties officeooo:rsid="00226084"/>
    </style:style>
    <style:style style:name="T18" style:family="text">
      <style:text-properties officeooo:rsid="0022cf94"/>
    </style:style>
    <style:style style:name="T19" style:family="text">
      <style:text-properties officeooo:rsid="002364e4"/>
    </style:style>
    <style:style style:name="T20" style:family="text">
      <style:text-properties officeooo:rsid="00247605"/>
    </style:style>
    <style:style style:name="T21" style:family="text">
      <style:text-properties officeooo:rsid="002608cb"/>
    </style:style>
    <style:style style:name="T22" style:family="text">
      <style:text-properties officeooo:rsid="00264ff0"/>
    </style:style>
    <style:style style:name="T23" style:family="text">
      <style:text-properties officeooo:rsid="0027fa50"/>
    </style:style>
    <style:style style:name="T24" style:family="text">
      <style:text-properties officeooo:rsid="002a0040"/>
    </style:style>
    <style:style style:name="T25" style:family="text">
      <style:text-properties officeooo:rsid="002a49f0"/>
    </style:style>
    <style:style style:name="T26" style:family="text">
      <style:text-properties officeooo:rsid="002a8e27"/>
    </style:style>
    <style:style style:name="T27" style:family="text">
      <style:text-properties officeooo:rsid="002adb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ЛАЙД 1</text:p>
      <text:p text:style-name="P1"><text:span text:style-name="T1">П</text:span>ри подаче на вход антенны кратковременного импульса возника<text:span text:style-name="T2">ет</text:span> возбуждение, сосредоточен<text:span text:style-name="T2">ное</text:span> на одном или нескольких локальных участках антенны. Положение этих возбужденных участков изменяется <text:span text:style-name="T2">во времени, по мере их</text:span> движ<text:span text:style-name="T2">ения</text:span> вдоль проводников. Такие перемещающиеся в пространстве участки малых размеров <text:span text:style-name="T3">можно</text:span> считать движущимися сосредоточенными зарядами. <text:span text:style-name="T3">А полем излучения антенны можно считать с</text:span>умму полей, создаваемых этими зарядами.</text:p>
      <text:p text:style-name="P2">Сформулированные выше положения <text:span text:style-name="T4">можно описать исходя из</text:span> <text:span text:style-name="T5">рис</text:span><text:span text:style-name="T6">унка на слайде</text:span><text:span text:style-name="T5">.</text:span> На <text:span text:style-name="T17">левом</text:span> <text:span text:style-name="T5">рис</text:span><text:span text:style-name="T6">унке</text:span> показано <text:span text:style-name="T4">условное</text:span> расположение силовых линий вокруг провод<text:span text:style-name="T27">ника</text:span> в некоторый момент времени. Электрическое поле <text:s/>отлично от нуля на небольшом участке проводника. По нормальной составляющей поля <text:s/>можно подсчитать поверхностную плотность заряда</text:p>
      <text:p text:style-name="P2"><text:span text:style-name="T4">Поверхностную п</text:span>лотность <text:span text:style-name="T4">заряда</text:span> также <text:span text:style-name="T4">можно</text:span> подсчитать через уравнение непрерывности, <text:span text:style-name="T4">при условии, что</text:span> известен ток в проводнике. <text:s/></text:p>
      <text:p text:style-name="P2">Зависимость линейной плотности заряда от продольной координаты изображена на <text:span text:style-name="T17">центральном</text:span> <text:span text:style-name="T5">рис</text:span><text:span text:style-name="T6">унке</text:span>. На <text:span text:style-name="T17">правом</text:span> <text:span text:style-name="T5">рис</text:span><text:span text:style-name="T6">унке</text:span> показан сосредоточенный заряд, движущийся вдоль проводника с некоторой скоростью, зависящей от времени. <text:span text:style-name="T27">\\\\\\\\</text:span>Полагается, что поле излучения этого сосредоточенного заряда близко к истинному полю <text:span text:style-name="T5">на </text:span><text:span text:style-name="T6">левом </text:span><text:span text:style-name="T5">рис</text:span><text:span text:style-name="T6">унке</text:span>.<text:span text:style-name="T26">чсяимсч</text:span></text:p>
      <text:p text:style-name="P15">Представление излучения проволочных антенн полями сосредоточенных движущихся зарядов составляет суть зарядовой модели. <text:span text:style-name="T19">Ввиду того, что ток по определению представляет движение зарядов, п</text:span>ереход при расчетах от токов к зарядам погрешности не вносит. <text:s/></text:p>
      <text:p text:style-name="P4">Погрешность возникает при переходе от реальных движений к упрощенным <text:span text:style-name="T19">а</text:span>, <text:span text:style-name="T7">следовательно, </text:span>замене распределенных зарядов сосредоточенными.</text:p>
      <text:p text:style-name="P3">СЛАЙД 2</text:p>
      <text:p text:style-name="P5">Согласно теории, заряд вносит вклад в создаваемое поле только при изменении своей скорости. <text:span text:style-name="T8">Таким образом, производить расчёты нужно при каждом изменении траектории заряда, что в свою очередь гарантирует малое количество требуемых вычислений для создаваемого поля.</text:span></text:p>
      <text:p text:style-name="P6">СЛАЙД 3</text:p>
      <text:p text:style-name="P7">Формула расчёта электрического поля, полученная <text:span text:style-name="T20">первыми </text:span>исследователями этой теории, а позже подтверждённая в данной работе <text:span text:style-name="T9">указывает</text:span> на <text:span text:style-name="T9">относительную простоту вычислений в случае движения заряда по проволочной антенне. </text:span></text:p>
      <text:p text:style-name="P7"><text:span text:style-name="T9">Здесь, бета — скорость перемещения заряда... бета с точкой, соответственно, производная от данной скорости по времени. Вектор эн — вектор нормали от точки наблюдения к излучающей поверхности. </text:span></text:p>
      <text:p text:style-name="P8">Однако, что произойдёт, если мы пожелаем рассчитать поле антенны <text:span text:style-name="T21">более сложной формы, чем проволочная</text:span>?</text:p>
      <text:p text:style-name="P8"/>
      <text:p text:style-name="P8"/>
      <text:p text:style-name="P8"><text:soft-page-break/>СЛАЙД 4</text:p>
      <text:p text:style-name="P8">На представленном сейчас слайде демонстрируется <text:span text:style-name="T21">распространение сгустка заряда от геометрического центра некоторой проводящей площадки в двумерной плоскости. Как можем наблюдать, сам заряд распространяется по квадратичному закону и, в целом, на всей площади данного проводника будет постоянным. Однако, на её краях результирующий заряд никогда не будет равен изначальному заряду, положенному в центре. Таким образом, мы наблюдаем не постоянство заряда, а значит, предлагаемая выше формула здесь не имеет силы, в виду того что в ней заряд не изменяем.</text:span></text:p>
      <text:p text:style-name="P10">СЛАЙД 5</text:p>
      <text:p text:style-name="P10">Во всех найденных источниках, проблема одномерности формулы не раскрывалась, а выводы ограничивались лишь наиболее простым частным случаем.</text:p>
      <text:p text:style-name="P9">Для того что бы <text:span text:style-name="T22">это</text:span> исправить, была получена новая формула, на сей раз учитывающая переменный заряд. За основу, были взяты уравнения Максвелла, представленные на <text:span text:style-name="T26">текущем</text:span> слайде.</text:p>
      <text:p text:style-name="P11">СЛАЙД 6</text:p>
      <text:p text:style-name="P11">На наш взгляд, наиболее простой способ решения обозначенной проблемы, можно получить <text:span text:style-name="T26">исходя</text:span> из потенциалов Лиенара — Вихерта, представленных <text:span text:style-name="T18">здесь</text:span>. Взяв интеграл от плотности заряда по объёму получаем уравнение для скалярного потенциала, а решив интеграл от тока по объёму получаем векторный потенциал.</text:p>
      <text:p text:style-name="P11">Сразу стоит отметить то, что эти функции, по своей сути — дельта функции, так как интересующее нас излучение берётся в моменты изменения скорости.</text:p>
      <text:p text:style-name="P11">СЛАЙД 7</text:p>
      <text:p text:style-name="P11">Решив представленные системы, получаем <text:span text:style-name="T23">следующую формулу</text:span>. Теперь <text:span text:style-name="T23">можно</text:span> отчётливо <text:span text:style-name="T23">у</text:span>вид<text:span text:style-name="T23">еть</text:span> переменные компоненты заряда антенны. </text:p>
      <text:p text:style-name="P11">При желании, из неё можно получить частную форму для случая распространения заряда по проволочной антенне и мы получим выражение представленное ещё в начале презентации.</text:p>
      <text:p text:style-name="P11">Как мы видим, полученная формула не является чем-то сверх сложным, а её новый вид позволяет рассматривать задачи связанные с излучением <text:span text:style-name="T11">заряда в случае конструирования антенны в эн - мерных плоскостях, что наглядно демонстрируется на следующем слайде.</text:span></text:p>
      <text:p text:style-name="P12">СЛАЙД 8</text:p>
      <text:p text:style-name="P12">Вернувшись к представленному ранее рисунку, для случая проволочной антенны и сравнив модель распространения с треугольной антенной можем наглядно увидеть разницу между одномерным и многомерным случаями.</text:p>
      <text:p text:style-name="P13">Сгусток заряда, сформированный на проволочной антенне, в силу геометрии антенны не может расплыться по её форме. Однако, если возьмём равнобедренную треугольную антенну, то здесь становится очевидным, что заряд, сформированный в точке запитки, по мере приближения к её основанию будет рассредотачиваться на некотором <text:span text:style-name="T24">увеличивающемся</text:span> участк<text:span text:style-name="T24">е</text:span>, в следствии чего, единичная площадка излучающей поверхности да<text:span text:style-name="T25">с</text:span>т <text:span text:style-name="T19">меньший</text:span> вклад в формирование поля, чем это было в случае проволочной антенны.</text:p>
      <text:p text:style-name="P12"><text:soft-page-break/>СЛАЙД 9</text:p>
      <text:p text:style-name="P12">Приведённый в данной работе <text:span text:style-name="T12">метод так же сравнили с одним очень популярным методом предложенным Кейном Йи для расчёта полей, создаваемых антеннами во временной области.</text:span></text:p>
      <text:p text:style-name="P14">Он, пользуясь тем фактом, что согласно уравнени<text:span text:style-name="T25">ям</text:span> Максвелла, изменение электрического <text:span text:style-name="T25">и магнитного </text:span>пол<text:span text:style-name="T25">ей</text:span> зависит от <text:span text:style-name="T25">их взаимного</text:span> изменения <text:span text:style-name="T25">на предыдущих шагах</text:span>, предложил сеточную модель, в которой электрическая и магнитная составляющая смещены по отношению друг к другу на половину шага <text:span text:style-name="T13">дискретизации времени и по каждой из пространственных переменных. Вычисление полей на определённом временном шаге требует наличие значений на предыдущем</text:span></text:p>
      <text:p text:style-name="P16"><text:span text:style-name="T14">Метод Йи был выбран в качестве сравнения прежде всего из-за большого доверия </text:span><text:span text:style-name="T16">конструкторов</text:span><text:span text:style-name="T14"> к программам, основанным на </text:span><text:span text:style-name="T16">его основе</text:span><text:span text:style-name="T14">.</text:span></text:p>
      <text:p text:style-name="P17"><text:span text:style-name="T14">СЛАЙД 10</text:span></text:p>
      <text:p text:style-name="P16"><text:span text:style-name="T14">Не смотря на все достоинства конечно-разностной сетки, у неё есть заметные недостатки. Так, к примеру, для просчета поля даже не сложной антенны требуются большие объёмы памяти под хранение временных результатов. Так же, из-за такой цепочки вычислений требуется большое количество времени работы программы. Так, к примеру, расчёт по данному методу антенн</text:span><text:span text:style-name="T16">ы</text:span><text:span text:style-name="T14"> типа «Бабочка» занял по времени 4 часа против 3 секунд импульсного метода, описанного в данной работе. </text:span><text:span text:style-name="T15">При этом параметры антенны а так же расстояние на котором определялось поле были одинаковы.</text:span></text:p>
      <text:p text:style-name="P1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8:10:29.516472625</meta:creation-date>
    <dc:date>2020-06-21T20:56:15.532708558</dc:date>
    <meta:editing-duration>PT6H18M2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843" meta:character-count="6300" meta:non-whitespace-character-count="5478"/>
  </office:meta>
</office:document-meta>
</file>